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3398in"/>
    </style:style>
    <style:style style:name="co10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74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6pt" style:font-size-asian="26pt" style:font-size-complex="26pt"/>
    </style:style>
    <style:style style:name="ce5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6pt" style:language-asian="zh" style:country-asian="CN" style:font-style-asian="normal" style:font-weight-asian="normal" style:font-name-complex="Tahoma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6pt" style:language-asian="zh" style:country-asian="CN" style:font-style-asian="normal" style:font-weight-asian="normal" style:font-name-complex="Tahoma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number-columns-repeated="12"/>
        </table:table-row>
        <table:table-row table:style-name="ro2">
          <table:table-cell table:number-columns-repeated="4"/>
          <table:table-cell table:style-name="ce1" office:value-type="string" calcext:value-type="string">
            <text:p>Pure Alloha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umber of Node =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Number of Node =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350327" calcext:value-type="float">
            <text:p>0.350327</text:p>
          </table:table-cell>
          <table:table-cell office:value-type="float" office:value="12383.559628" calcext:value-type="float">
            <text:p>12383.559628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350614" calcext:value-type="float">
            <text:p>0.350614</text:p>
          </table:table-cell>
          <table:table-cell office:value-type="float" office:value="12647.578638" calcext:value-type="float">
            <text:p>12647.578638</text:p>
          </table:table-cell>
          <table:table-cell table:number-columns-repeated="3"/>
          <table:table-cell office:value-type="float" office:value="52635" calcext:value-type="float">
            <text:p>52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874" calcext:value-type="float">
            <text:p>46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35065" calcext:value-type="float">
            <text:p>0.335065</text:p>
          </table:table-cell>
          <table:table-cell office:value-type="float" office:value="12869.723144" calcext:value-type="float">
            <text:p>12869.723144</text:p>
          </table:table-cell>
          <table:table-cell table:number-columns-repeated="3"/>
          <table:table-cell office:value-type="float" office:value="52635" calcext:value-type="float">
            <text:p>526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874" calcext:value-type="float">
            <text:p>46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43464" calcext:value-type="float">
            <text:p>0.343464</text:p>
          </table:table-cell>
          <table:table-cell office:value-type="float" office:value="12680.279545" calcext:value-type="float">
            <text:p>12680.2795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5826" calcext:value-type="float">
            <text:p>0.35826</text:p>
          </table:table-cell>
          <table:table-cell office:value-type="float" office:value="12818.987872" calcext:value-type="float">
            <text:p>12818.9878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40604" calcext:value-type="float">
            <text:p>0.340604</text:p>
          </table:table-cell>
          <table:table-cell office:value-type="float" office:value="12224.592588" calcext:value-type="float">
            <text:p>12224.5925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24557" calcext:value-type="float">
            <text:p>0.324557</text:p>
          </table:table-cell>
          <table:table-cell office:value-type="float" office:value="12564.447592" calcext:value-type="float">
            <text:p>12564.4475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29788" calcext:value-type="float">
            <text:p>0.329788</text:p>
          </table:table-cell>
          <table:table-cell office:value-type="float" office:value="12675.945419" calcext:value-type="float">
            <text:p>12675.9454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28216" calcext:value-type="float">
            <text:p>0.328216</text:p>
          </table:table-cell>
          <table:table-cell office:value-type="float" office:value="12933.790029" calcext:value-type="float">
            <text:p>12933.790029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office:value-type="string" calcext:value-type="string">
            <text:p>Number of Node =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string" calcext:value-type="string">
            <text:p>Retry = 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umber of Node =20</text:p>
          </table:table-cell>
          <table:table-cell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office:value-type="string" calcext:value-type="string">
            <text:p>Retry = 5</text:p>
          </table:table-cell>
          <table:table-cell/>
          <table:table-cell office:value-type="float" office:value="0.019694" calcext:value-type="float">
            <text:p>0.019694</text:p>
          </table:table-cell>
          <table:table-cell office:value-type="float" office:value="23044.863945" calcext:value-type="float">
            <text:p>23044.863945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027547" calcext:value-type="float">
            <text:p>0.027547</text:p>
          </table:table-cell>
          <table:table-cell office:value-type="float" office:value="23413.798338" calcext:value-type="float">
            <text:p>23413.798338</text:p>
          </table:table-cell>
          <table:table-cell table:number-columns-repeated="3"/>
          <table:table-cell office:value-type="float" office:value="123997" calcext:value-type="float">
            <text:p>123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275" calcext:value-type="float">
            <text:p>12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22921" calcext:value-type="float">
            <text:p>0.022921</text:p>
          </table:table-cell>
          <table:table-cell office:value-type="float" office:value="27311.066944" calcext:value-type="float">
            <text:p>27311.066944</text:p>
          </table:table-cell>
          <table:table-cell table:number-columns-repeated="3"/>
          <table:table-cell office:value-type="float" office:value="123997" calcext:value-type="float">
            <text:p>1239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275" calcext:value-type="float">
            <text:p>12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20215" calcext:value-type="float">
            <text:p>0.020215</text:p>
          </table:table-cell>
          <table:table-cell office:value-type="float" office:value="19360.182197" calcext:value-type="float">
            <text:p>19360.1821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1217" calcext:value-type="float">
            <text:p>0.021217</text:p>
          </table:table-cell>
          <table:table-cell office:value-type="float" office:value="19287.869139" calcext:value-type="float">
            <text:p>19287.8691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3281" calcext:value-type="float">
            <text:p>0.013281</text:p>
          </table:table-cell>
          <table:table-cell office:value-type="float" office:value="22012.01627" calcext:value-type="float">
            <text:p>22012.016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2721" calcext:value-type="float">
            <text:p>0.022721</text:p>
          </table:table-cell>
          <table:table-cell office:value-type="float" office:value="22875.041899" calcext:value-type="float">
            <text:p>22875.0418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0197" calcext:value-type="float">
            <text:p>0.020197</text:p>
          </table:table-cell>
          <table:table-cell office:value-type="float" office:value="24902.597597" calcext:value-type="float">
            <text:p>24902.5975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9614" calcext:value-type="float">
            <text:p>0.019614</text:p>
          </table:table-cell>
          <table:table-cell office:value-type="float" office:value="23703.847969" calcext:value-type="float">
            <text:p>23703.8479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2404" calcext:value-type="float">
            <text:p>0.022404</text:p>
          </table:table-cell>
          <table:table-cell office:value-type="float" office:value="26364.189526" calcext:value-type="float">
            <text:p>26364.1895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0824" calcext:value-type="float">
            <text:p>0.020824</text:p>
          </table:table-cell>
          <table:table-cell office:value-type="float" office:value="18519.420803" calcext:value-type="float">
            <text:p>18519.4208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6615" calcext:value-type="float">
            <text:p>0.016615</text:p>
          </table:table-cell>
          <table:table-cell office:value-type="float" office:value="22435.481341" calcext:value-type="float">
            <text:p>22435.4813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7228" calcext:value-type="float">
            <text:p>0.017228</text:p>
          </table:table-cell>
          <table:table-cell office:value-type="float" office:value="23253.228269" calcext:value-type="float">
            <text:p>23253.2282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1835" calcext:value-type="float">
            <text:p>0.021835</text:p>
          </table:table-cell>
          <table:table-cell office:value-type="float" office:value="18411.210193" calcext:value-type="float">
            <text:p>18411.21019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1755" calcext:value-type="float">
            <text:p>0.021755</text:p>
          </table:table-cell>
          <table:table-cell office:value-type="float" office:value="20660.162777" calcext:value-type="float">
            <text:p>20660.1627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9117" calcext:value-type="float">
            <text:p>0.019117</text:p>
          </table:table-cell>
          <table:table-cell office:value-type="float" office:value="18289.833211" calcext:value-type="float">
            <text:p>18289.8332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6967" calcext:value-type="float">
            <text:p>0.016967</text:p>
          </table:table-cell>
          <table:table-cell office:value-type="float" office:value="25323.439542" calcext:value-type="float">
            <text:p>25323.4395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27378" calcext:value-type="float">
            <text:p>0.027378</text:p>
          </table:table-cell>
          <table:table-cell office:value-type="float" office:value="21162.205594" calcext:value-type="float">
            <text:p>21162.2055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8039" calcext:value-type="float">
            <text:p>0.018039</text:p>
          </table:table-cell>
          <table:table-cell office:value-type="float" office:value="19214.600496" calcext:value-type="float">
            <text:p>19214.600496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4">
          <table:table-cell table:number-columns-repeated="12"/>
        </table:table-row>
        <table:table-row table:style-name="ro1">
          <table:table-cell office:value-type="string" calcext:value-type="string">
            <text:p>Number of Node =30</text:p>
          </table:table-cell>
          <table:table-cell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office:value-type="string" calcext:value-type="string">
            <text:p>Retry = 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umber of Node =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014024" calcext:value-type="float">
            <text:p>0.014024</text:p>
          </table:table-cell>
          <table:table-cell office:value-type="float" office:value="30844.053325" calcext:value-type="float">
            <text:p>30844.053325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001388" calcext:value-type="float">
            <text:p>0.001388</text:p>
          </table:table-cell>
          <table:table-cell office:value-type="float" office:value="25932.042185" calcext:value-type="float">
            <text:p>25932.042185</text:p>
          </table:table-cell>
          <table:table-cell table:number-columns-repeated="3"/>
          <table:table-cell office:value-type="float" office:value="191236" calcext:value-type="float">
            <text:p>191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156" calcext:value-type="float">
            <text:p>19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106" calcext:value-type="float">
            <text:p>0.00106</text:p>
          </table:table-cell>
          <table:table-cell office:value-type="float" office:value="31695.893929" calcext:value-type="float">
            <text:p>31695.893929</text:p>
          </table:table-cell>
          <table:table-cell table:number-columns-repeated="3"/>
          <table:table-cell office:value-type="float" office:value="191236" calcext:value-type="float">
            <text:p>191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1156" calcext:value-type="float">
            <text:p>19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93" calcext:value-type="float">
            <text:p>0.001193</text:p>
          </table:table-cell>
          <table:table-cell office:value-type="float" office:value="48364.204674" calcext:value-type="float">
            <text:p>48364.2046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244" calcext:value-type="float">
            <text:p>0.001244</text:p>
          </table:table-cell>
          <table:table-cell office:value-type="float" office:value="18487.546672" calcext:value-type="float">
            <text:p>18487.5466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069" calcext:value-type="float">
            <text:p>0.003069</text:p>
          </table:table-cell>
          <table:table-cell office:value-type="float" office:value="34630.653129" calcext:value-type="float">
            <text:p>34630.6531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0832" calcext:value-type="float">
            <text:p>0.010832</text:p>
          </table:table-cell>
          <table:table-cell office:value-type="float" office:value="38249.894635" calcext:value-type="float">
            <text:p>38249.8946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12" calcext:value-type="float">
            <text:p>0.00212</text:p>
          </table:table-cell>
          <table:table-cell office:value-type="float" office:value="35933.461868" calcext:value-type="float">
            <text:p>35933.4618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531" calcext:value-type="float">
            <text:p>0.000531</text:p>
          </table:table-cell>
          <table:table-cell office:value-type="float" office:value="33350.10855" calcext:value-type="float">
            <text:p>33350.108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199" calcext:value-type="float">
            <text:p>0.002199</text:p>
          </table:table-cell>
          <table:table-cell office:value-type="float" office:value="43093.647056" calcext:value-type="float">
            <text:p>43093.6470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965" calcext:value-type="float">
            <text:p>0.002965</text:p>
          </table:table-cell>
          <table:table-cell office:value-type="float" office:value="23603.676926" calcext:value-type="float">
            <text:p>23603.676926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825" calcext:value-type="float">
            <text:p>0.002825</text:p>
          </table:table-cell>
          <table:table-cell office:value-type="float" office:value="32894.723281" calcext:value-type="float">
            <text:p>32894.7232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949" calcext:value-type="float">
            <text:p>0.001949</text:p>
          </table:table-cell>
          <table:table-cell office:value-type="float" office:value="38142.205527" calcext:value-type="float">
            <text:p>38142.2055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179" calcext:value-type="float">
            <text:p>0.003179</text:p>
          </table:table-cell>
          <table:table-cell office:value-type="float" office:value="43051.752004" calcext:value-type="float">
            <text:p>43051.7520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6" calcext:value-type="float">
            <text:p>0.00106</text:p>
          </table:table-cell>
          <table:table-cell office:value-type="float" office:value="39899.324612" calcext:value-type="float">
            <text:p>39899.3246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12" calcext:value-type="float">
            <text:p>0.00212</text:p>
          </table:table-cell>
          <table:table-cell office:value-type="float" office:value="36131.431828" calcext:value-type="float">
            <text:p>36131.4318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47236" calcext:value-type="float">
            <text:p>0.147236</text:p>
          </table:table-cell>
          <table:table-cell office:value-type="float" office:value="19328.380882" calcext:value-type="float">
            <text:p>19328.3808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183" calcext:value-type="float">
            <text:p>0.003183</text:p>
          </table:table-cell>
          <table:table-cell office:value-type="float" office:value="28496.385801" calcext:value-type="float">
            <text:p>28496.3858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248" calcext:value-type="float">
            <text:p>0.001248</text:p>
          </table:table-cell>
          <table:table-cell office:value-type="float" office:value="33626.265018" calcext:value-type="float">
            <text:p>33626.2650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248" calcext:value-type="float">
            <text:p>0.003248</text:p>
          </table:table-cell>
          <table:table-cell office:value-type="float" office:value="20331.810708" calcext:value-type="float">
            <text:p>20331.8107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181" calcext:value-type="float">
            <text:p>0.003181</text:p>
          </table:table-cell>
          <table:table-cell office:value-type="float" office:value="26359.628225" calcext:value-type="float">
            <text:p>26359.6282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476" calcext:value-type="float">
            <text:p>0.004476</text:p>
          </table:table-cell>
          <table:table-cell office:value-type="float" office:value="18718.027995" calcext:value-type="float">
            <text:p>18718.0279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721" calcext:value-type="float">
            <text:p>0.001721</text:p>
          </table:table-cell>
          <table:table-cell office:value-type="float" office:value="25017.568442" calcext:value-type="float">
            <text:p>25017.5684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28321" calcext:value-type="float">
            <text:p>0.328321</text:p>
          </table:table-cell>
          <table:table-cell office:value-type="float" office:value="15574.898232" calcext:value-type="float">
            <text:p>15574.8982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47" calcext:value-type="float">
            <text:p>0.00547</text:p>
          </table:table-cell>
          <table:table-cell office:value-type="float" office:value="13130.442763" calcext:value-type="float">
            <text:p>13130.442763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office:value-type="string" calcext:value-type="string">
            <text:p>Number of Node =40</text:p>
          </table:table-cell>
          <table:table-cell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office:value-type="string" calcext:value-type="string">
            <text:p>Retry = 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Number of Node =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00053" calcext:value-type="float">
            <text:p>0.00053</text:p>
          </table:table-cell>
          <table:table-cell office:value-type="float" office:value="51061.665107" calcext:value-type="float">
            <text:p>51061.665107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57382" calcext:value-type="float">
            <text:p>257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7363" calcext:value-type="float">
            <text:p>25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57382" calcext:value-type="float">
            <text:p>257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7363" calcext:value-type="float">
            <text:p>25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708" calcext:value-type="float">
            <text:p>0.001708</text:p>
          </table:table-cell>
          <table:table-cell office:value-type="float" office:value="97895.501128" calcext:value-type="float">
            <text:p>97895.50112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09121" calcext:value-type="float">
            <text:p>0.609121</text:p>
          </table:table-cell>
          <table:table-cell office:value-type="float" office:value="19175.162539" calcext:value-type="float">
            <text:p>19175.16253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61" calcext:value-type="float">
            <text:p>0.001061</text:p>
          </table:table-cell>
          <table:table-cell office:value-type="float" office:value="56867.962513" calcext:value-type="float">
            <text:p>56867.96251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53" calcext:value-type="float">
            <text:p>0.00053</text:p>
          </table:table-cell>
          <table:table-cell office:value-type="float" office:value="53295.429067" calcext:value-type="float">
            <text:p>53295.429067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6" calcext:value-type="float">
            <text:p>0.00106</text:p>
          </table:table-cell>
          <table:table-cell office:value-type="float" office:value="71098.069685" calcext:value-type="float">
            <text:p>71098.0696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427" calcext:value-type="float">
            <text:p>0.002427</text:p>
          </table:table-cell>
          <table:table-cell office:value-type="float" office:value="30932.499444" calcext:value-type="float">
            <text:p>30932.4994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53" calcext:value-type="float">
            <text:p>0.00053</text:p>
          </table:table-cell>
          <table:table-cell office:value-type="float" office:value="50212.823697" calcext:value-type="float">
            <text:p>50212.8236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28793" calcext:value-type="float">
            <text:p>0.628793</text:p>
          </table:table-cell>
          <table:table-cell office:value-type="float" office:value="18575.276983" calcext:value-type="float">
            <text:p>18575.27698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61" calcext:value-type="float">
            <text:p>0.001061</text:p>
          </table:table-cell>
          <table:table-cell office:value-type="float" office:value="30574.391114" calcext:value-type="float">
            <text:p>30574.3911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96345" calcext:value-type="float">
            <text:p>0.696345</text:p>
          </table:table-cell>
          <table:table-cell office:value-type="float" office:value="16773.291136" calcext:value-type="float">
            <text:p>16773.291136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02795" calcext:value-type="float">
            <text:p>0.302795</text:p>
          </table:table-cell>
          <table:table-cell office:value-type="float" office:value="18573.906831" calcext:value-type="float">
            <text:p>18573.906831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016" calcext:value-type="float">
            <text:p>0.004016</text:p>
          </table:table-cell>
          <table:table-cell office:value-type="float" office:value="68533.943293" calcext:value-type="float">
            <text:p>68533.94329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4"/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4"/>
          <table:table-cell table:style-name="ce3" office:value-type="string" calcext:value-type="string">
            <text:p>Slotted Aloha </text:p>
          </table:table-cell>
          <table:table-cell table:number-columns-repeated="7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Number of Node =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Number of Node =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30931" calcext:value-type="float">
            <text:p>0.30931</text:p>
          </table:table-cell>
          <table:table-cell office:value-type="float" office:value="722630.439805" calcext:value-type="float">
            <text:p>722630.439805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30483" calcext:value-type="float">
            <text:p>0.30483</text:p>
          </table:table-cell>
          <table:table-cell office:value-type="float" office:value="1329206.404503" calcext:value-type="float">
            <text:p>1329206.404503</text:p>
          </table:table-cell>
          <table:table-cell table:number-columns-repeated="3"/>
          <table:table-cell office:value-type="float" office:value="39270" calcext:value-type="float">
            <text:p>39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782" calcext:value-type="float">
            <text:p>3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2992" calcext:value-type="float">
            <text:p>0.32992</text:p>
          </table:table-cell>
          <table:table-cell office:value-type="float" office:value="350327.032801" calcext:value-type="float">
            <text:p>350327.032801</text:p>
          </table:table-cell>
          <table:table-cell table:number-columns-repeated="3"/>
          <table:table-cell office:value-type="float" office:value="39270" calcext:value-type="float">
            <text:p>3927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782" calcext:value-type="float">
            <text:p>33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16442" calcext:value-type="float">
            <text:p>0.316442</text:p>
          </table:table-cell>
          <table:table-cell office:value-type="float" office:value="374182.712652" calcext:value-type="float">
            <text:p>374182.7126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01295" calcext:value-type="float">
            <text:p>0.301295</text:p>
          </table:table-cell>
          <table:table-cell office:value-type="float" office:value="1106843.469726" calcext:value-type="float">
            <text:p>1106843.4697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31007" calcext:value-type="float">
            <text:p>0.331007</text:p>
          </table:table-cell>
          <table:table-cell office:value-type="float" office:value="358508.031854" calcext:value-type="float">
            <text:p>358508.0318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03679" calcext:value-type="float">
            <text:p>0.303679</text:p>
          </table:table-cell>
          <table:table-cell office:value-type="float" office:value="745573.050306" calcext:value-type="float">
            <text:p>745573.05030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02066" calcext:value-type="float">
            <text:p>0.302066</text:p>
          </table:table-cell>
          <table:table-cell office:value-type="float" office:value="1390779.956239" calcext:value-type="float">
            <text:p>1390779.9562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316852" calcext:value-type="float">
            <text:p>0.316852</text:p>
          </table:table-cell>
          <table:table-cell office:value-type="float" office:value="271134.008051" calcext:value-type="float">
            <text:p>271134.008051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umber of Node =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umber of Node =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037759" calcext:value-type="float">
            <text:p>0.037759</text:p>
          </table:table-cell>
          <table:table-cell office:value-type="float" office:value="7744360.406898" calcext:value-type="float">
            <text:p>7744360.406898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039382" calcext:value-type="float">
            <text:p>0.039382</text:p>
          </table:table-cell>
          <table:table-cell office:value-type="float" office:value="9487066.121141" calcext:value-type="float">
            <text:p>9487066.121141</text:p>
          </table:table-cell>
          <table:table-cell table:number-columns-repeated="3"/>
          <table:table-cell office:value-type="float" office:value="118565" calcext:value-type="float">
            <text:p>118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6173" calcext:value-type="float">
            <text:p>116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36823" calcext:value-type="float">
            <text:p>0.036823</text:p>
          </table:table-cell>
          <table:table-cell office:value-type="float" office:value="8460386.022923" calcext:value-type="float">
            <text:p>8460386.022923</text:p>
          </table:table-cell>
          <table:table-cell table:number-columns-repeated="3"/>
          <table:table-cell office:value-type="float" office:value="118565" calcext:value-type="float">
            <text:p>118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6173" calcext:value-type="float">
            <text:p>116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31248" calcext:value-type="float">
            <text:p>0.031248</text:p>
          </table:table-cell>
          <table:table-cell office:value-type="float" office:value="8793221.007499" calcext:value-type="float">
            <text:p>8793221.0074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0765" calcext:value-type="float">
            <text:p>0.040765</text:p>
          </table:table-cell>
          <table:table-cell office:value-type="float" office:value="8438169.385517" calcext:value-type="float">
            <text:p>8438169.3855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6549" calcext:value-type="float">
            <text:p>0.036549</text:p>
          </table:table-cell>
          <table:table-cell office:value-type="float" office:value="9425577.691858" calcext:value-type="float">
            <text:p>9425577.6918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8772" calcext:value-type="float">
            <text:p>0.038772</text:p>
          </table:table-cell>
          <table:table-cell office:value-type="float" office:value="8720288.750481" calcext:value-type="float">
            <text:p>8720288.7504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2706" calcext:value-type="float">
            <text:p>0.042706</text:p>
          </table:table-cell>
          <table:table-cell office:value-type="float" office:value="9950421.109742" calcext:value-type="float">
            <text:p>9950421.1097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5593" calcext:value-type="float">
            <text:p>0.035593</text:p>
          </table:table-cell>
          <table:table-cell office:value-type="float" office:value="8955992.358554" calcext:value-type="float">
            <text:p>8955992.3585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7094" calcext:value-type="float">
            <text:p>0.037094</text:p>
          </table:table-cell>
          <table:table-cell office:value-type="float" office:value="8890816.720264" calcext:value-type="float">
            <text:p>8890816.7202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1256" calcext:value-type="float">
            <text:p>0.041256</text:p>
          </table:table-cell>
          <table:table-cell office:value-type="float" office:value="7677768.706059" calcext:value-type="float">
            <text:p>7677768.7060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8187" calcext:value-type="float">
            <text:p>0.038187</text:p>
          </table:table-cell>
          <table:table-cell office:value-type="float" office:value="9725499.540358" calcext:value-type="float">
            <text:p>9725499.5403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9912" calcext:value-type="float">
            <text:p>0.039912</text:p>
          </table:table-cell>
          <table:table-cell office:value-type="float" office:value="8167182.006491" calcext:value-type="float">
            <text:p>8167182.0064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4572" calcext:value-type="float">
            <text:p>0.044572</text:p>
          </table:table-cell>
          <table:table-cell office:value-type="float" office:value="7969062.389949" calcext:value-type="float">
            <text:p>7969062.3899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033" calcext:value-type="float">
            <text:p>0.04033</text:p>
          </table:table-cell>
          <table:table-cell office:value-type="float" office:value="9041577.739929" calcext:value-type="float">
            <text:p>9041577.739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5597" calcext:value-type="float">
            <text:p>0.035597</text:p>
          </table:table-cell>
          <table:table-cell office:value-type="float" office:value="7933568.157515" calcext:value-type="float">
            <text:p>7933568.1575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6812" calcext:value-type="float">
            <text:p>0.036812</text:p>
          </table:table-cell>
          <table:table-cell office:value-type="float" office:value="7553408.94" calcext:value-type="float">
            <text:p>7553408.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9603" calcext:value-type="float">
            <text:p>0.039603</text:p>
          </table:table-cell>
          <table:table-cell office:value-type="float" office:value="8719244.852215" calcext:value-type="float">
            <text:p>8719244.8522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32622" calcext:value-type="float">
            <text:p>0.032622</text:p>
          </table:table-cell>
          <table:table-cell office:value-type="float" office:value="8555227.444295" calcext:value-type="float">
            <text:p>8555227.444295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Number of Node =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900" calcext:value-type="float">
            <text:p>3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Number of Node =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number-columns-repeated="3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006415" calcext:value-type="float">
            <text:p>0.006415</text:p>
          </table:table-cell>
          <table:table-cell office:value-type="float" office:value="12185343.861075" calcext:value-type="float">
            <text:p>12185343.861075</text:p>
          </table:table-cell>
          <table:table-cell table:style-name="ce5"/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00398" calcext:value-type="float">
            <text:p>0.00398</text:p>
          </table:table-cell>
          <table:table-cell office:value-type="float" office:value="14234710.236772" calcext:value-type="float">
            <text:p>14234710.236772</text:p>
          </table:table-cell>
          <table:table-cell table:number-columns-repeated="3"/>
          <table:table-cell office:value-type="float" office:value="189715" calcext:value-type="float">
            <text:p>18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098" calcext:value-type="float">
            <text:p>189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8105" calcext:value-type="float">
            <text:p>0.008105</text:p>
          </table:table-cell>
          <table:table-cell office:value-type="float" office:value="11084871.764725" calcext:value-type="float">
            <text:p>11084871.764725</text:p>
          </table:table-cell>
          <table:table-cell table:number-columns-repeated="3"/>
          <table:table-cell office:value-type="float" office:value="189715" calcext:value-type="float">
            <text:p>18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098" calcext:value-type="float">
            <text:p>189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5482" calcext:value-type="float">
            <text:p>0.005482</text:p>
          </table:table-cell>
          <table:table-cell office:value-type="float" office:value="10540395.743608" calcext:value-type="float">
            <text:p>10540395.7436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47" calcext:value-type="float">
            <text:p>0.00647</text:p>
          </table:table-cell>
          <table:table-cell office:value-type="float" office:value="9459500.351892" calcext:value-type="float">
            <text:p>9459500.3518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412" calcext:value-type="float">
            <text:p>0.006412</text:p>
          </table:table-cell>
          <table:table-cell office:value-type="float" office:value="16822074.180635" calcext:value-type="float">
            <text:p>16822074.1806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921" calcext:value-type="float">
            <text:p>0.005921</text:p>
          </table:table-cell>
          <table:table-cell office:value-type="float" office:value="11556576.735794" calcext:value-type="float">
            <text:p>11556576.7357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7244" calcext:value-type="float">
            <text:p>0.007244</text:p>
          </table:table-cell>
          <table:table-cell office:value-type="float" office:value="11170226.565145" calcext:value-type="float">
            <text:p>11170226.5651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7255" calcext:value-type="float">
            <text:p>0.007255</text:p>
          </table:table-cell>
          <table:table-cell office:value-type="float" office:value="12113103.432218" calcext:value-type="float">
            <text:p>12113103.4322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936" calcext:value-type="float">
            <text:p>0.006936</text:p>
          </table:table-cell>
          <table:table-cell office:value-type="float" office:value="9544862.269654" calcext:value-type="float">
            <text:p>9544862.2696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961" calcext:value-type="float">
            <text:p>0.005961</text:p>
          </table:table-cell>
          <table:table-cell office:value-type="float" office:value="8124175.623955" calcext:value-type="float">
            <text:p>8124175.6239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418" calcext:value-type="float">
            <text:p>0.006418</text:p>
          </table:table-cell>
          <table:table-cell office:value-type="float" office:value="12868699.928941" calcext:value-type="float">
            <text:p>12868699.9289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206" calcext:value-type="float">
            <text:p>0.005206</text:p>
          </table:table-cell>
          <table:table-cell office:value-type="float" office:value="8841301.601903" calcext:value-type="float">
            <text:p>8841301.6019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974" calcext:value-type="float">
            <text:p>0.006974</text:p>
          </table:table-cell>
          <table:table-cell office:value-type="float" office:value="9408835.712029" calcext:value-type="float">
            <text:p>9408835.7120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52" calcext:value-type="float">
            <text:p>0.00452</text:p>
          </table:table-cell>
          <table:table-cell office:value-type="float" office:value="11090945.609232" calcext:value-type="float">
            <text:p>11090945.6092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763" calcext:value-type="float">
            <text:p>0.004763</text:p>
          </table:table-cell>
          <table:table-cell office:value-type="float" office:value="12386830.973399" calcext:value-type="float">
            <text:p>12386830.9733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83" calcext:value-type="float">
            <text:p>0.00383</text:p>
          </table:table-cell>
          <table:table-cell office:value-type="float" office:value="10813057.241208" calcext:value-type="float">
            <text:p>10813057.2412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8401" calcext:value-type="float">
            <text:p>0.008401</text:p>
          </table:table-cell>
          <table:table-cell office:value-type="float" office:value="12519582.233632" calcext:value-type="float">
            <text:p>12519582.2336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9227" calcext:value-type="float">
            <text:p>0.009227</text:p>
          </table:table-cell>
          <table:table-cell office:value-type="float" office:value="11194038.068257" calcext:value-type="float">
            <text:p>11194038.0682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802" calcext:value-type="float">
            <text:p>0.005802</text:p>
          </table:table-cell>
          <table:table-cell office:value-type="float" office:value="10054535.740071" calcext:value-type="float">
            <text:p>10054535.7400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10047" calcext:value-type="float">
            <text:p>0.010047</text:p>
          </table:table-cell>
          <table:table-cell office:value-type="float" office:value="14161073.372519" calcext:value-type="float">
            <text:p>14161073.3725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326" calcext:value-type="float">
            <text:p>0.005326</text:p>
          </table:table-cell>
          <table:table-cell office:value-type="float" office:value="10530869.403913" calcext:value-type="float">
            <text:p>10530869.4039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206" calcext:value-type="float">
            <text:p>0.004206</text:p>
          </table:table-cell>
          <table:table-cell office:value-type="float" office:value="10078915.497074" calcext:value-type="float">
            <text:p>10078915.4970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4341" calcext:value-type="float">
            <text:p>0.004341</text:p>
          </table:table-cell>
          <table:table-cell office:value-type="float" office:value="7592224.392814" calcext:value-type="float">
            <text:p>7592224.3928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10597922.094234" calcext:value-type="float">
            <text:p>10597922.0942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327" calcext:value-type="float">
            <text:p>0.005327</text:p>
          </table:table-cell>
          <table:table-cell office:value-type="float" office:value="10153816.813857" calcext:value-type="float">
            <text:p>10153816.81385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191" calcext:value-type="float">
            <text:p>0.005191</text:p>
          </table:table-cell>
          <table:table-cell office:value-type="float" office:value="7966129.044363" calcext:value-type="float">
            <text:p>7966129.0443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7549" calcext:value-type="float">
            <text:p>0.007549</text:p>
          </table:table-cell>
          <table:table-cell office:value-type="float" office:value="14809262.520976" calcext:value-type="float">
            <text:p>14809262.5209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534" calcext:value-type="float">
            <text:p>0.002534</text:p>
          </table:table-cell>
          <table:table-cell office:value-type="float" office:value="12401084.6267" calcext:value-type="float">
            <text:p>12401084.6267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Number of Node =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office:value-type="string" calcext:value-type="string">
            <text:p>Mean Delay</text:p>
          </table:table-cell>
          <table:table-cell table:number-columns-repeated="2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996.5693986" calcext:value-type="float">
            <text:p>996.5693986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800" calcext:value-type="float">
            <text:p>4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584462" calcext:value-type="float">
            <text:p>0.584462</text:p>
          </table:table-cell>
          <table:table-cell office:value-type="float" office:value="2196.133729" calcext:value-type="float">
            <text:p>2196.13372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 calcext:value-type="string">
            <text:p>Number of Node =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y = 5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Throughput (Mbps)</text:p>
          </table:table-cell>
          <table:table-cell office:value-type="string" calcext:value-type="string">
            <text:p>Delay(microsec)</text:p>
          </table:table-cell>
          <table:table-cell table:style-name="ce5" office:value-type="string" calcext:value-type="string">
            <text:p>Mean Delay</text:p>
          </table:table-cell>
          <table:table-cell table:number-columns-repeated="2"/>
          <table:table-cell table:number-columns-repeated="2" office:value-type="string" calcext:value-type="string">
            <text:p>Packet_transmitted</text:p>
          </table:table-cell>
          <table:table-cell/>
          <table:table-cell table:number-columns-repeated="2" office:value-type="string" calcext:value-type="string">
            <text:p>Packet_collided</text:p>
          </table:table-cell>
        </table:table-row>
        <table:table-row table:style-name="ro3">
          <table:table-cell table:number-columns-repeated="2"/>
          <table:table-cell office:value-type="float" office:value="0.001933" calcext:value-type="float">
            <text:p>0.001933</text:p>
          </table:table-cell>
          <table:table-cell office:value-type="float" office:value="11501062.671757" calcext:value-type="float">
            <text:p>11501062.671757</text:p>
          </table:table-cell>
          <table:table-cell table:style-name="ce5" office:value-type="float" office:value="10085390.49" calcext:value-type="float">
            <text:p>10085390.49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/>
          <table:table-cell office:value-type="float" office:value="0.002748" calcext:value-type="float">
            <text:p>0.002748</text:p>
          </table:table-cell>
          <table:table-cell office:value-type="float" office:value="16518475.956156" calcext:value-type="float">
            <text:p>16518475.956156</text:p>
          </table:table-cell>
          <table:table-cell table:number-columns-repeated="3"/>
          <table:table-cell office:value-type="float" office:value="251378" calcext:value-type="float">
            <text:p>25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092" calcext:value-type="float">
            <text:p>25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001113" calcext:value-type="float">
            <text:p>0.001113</text:p>
          </table:table-cell>
          <table:table-cell office:value-type="float" office:value="12897495.950643" calcext:value-type="float">
            <text:p>12897495.950643</text:p>
          </table:table-cell>
          <table:table-cell table:number-columns-repeated="3"/>
          <table:table-cell office:value-type="float" office:value="251378" calcext:value-type="float">
            <text:p>25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0092" calcext:value-type="float">
            <text:p>25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663" calcext:value-type="float">
            <text:p>0.001663</text:p>
          </table:table-cell>
          <table:table-cell office:value-type="float" office:value="15966929.518868" calcext:value-type="float">
            <text:p>15966929.5188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343" calcext:value-type="float">
            <text:p>0.001343</text:p>
          </table:table-cell>
          <table:table-cell office:value-type="float" office:value="8457129.236036" calcext:value-type="float">
            <text:p>8457129.2360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899" calcext:value-type="float">
            <text:p>0.000899</text:p>
          </table:table-cell>
          <table:table-cell office:value-type="float" office:value="16951795.819735" calcext:value-type="float">
            <text:p>16951795.8197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5504" calcext:value-type="float">
            <text:p>0.005504</text:p>
          </table:table-cell>
          <table:table-cell office:value-type="float" office:value="18484075.701564" calcext:value-type="float">
            <text:p>18484075.7015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487" calcext:value-type="float">
            <text:p>0.002487</text:p>
          </table:table-cell>
          <table:table-cell office:value-type="float" office:value="12866062.436165" calcext:value-type="float">
            <text:p>12866062.4361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244" calcext:value-type="float">
            <text:p>0.001244</text:p>
          </table:table-cell>
          <table:table-cell office:value-type="float" office:value="11461095.55469" calcext:value-type="float">
            <text:p>11461095.554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18" calcext:value-type="float">
            <text:p>0.001118</text:p>
          </table:table-cell>
          <table:table-cell office:value-type="float" office:value="4995995.689191" calcext:value-type="float">
            <text:p>4995995.6891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493" calcext:value-type="float">
            <text:p>0.001493</text:p>
          </table:table-cell>
          <table:table-cell office:value-type="float" office:value="11497195.538997" calcext:value-type="float">
            <text:p>11497195.53899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83" calcext:value-type="float">
            <text:p>0.00083</text:p>
          </table:table-cell>
          <table:table-cell office:value-type="float" office:value="19226995.558433" calcext:value-type="float">
            <text:p>19226995.5584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78" calcext:value-type="float">
            <text:p>0.00178</text:p>
          </table:table-cell>
          <table:table-cell office:value-type="float" office:value="6997095.691945" calcext:value-type="float">
            <text:p>6997095.69194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63" calcext:value-type="float">
            <text:p>0.001163</text:p>
          </table:table-cell>
          <table:table-cell office:value-type="float" office:value="13089662.197489" calcext:value-type="float">
            <text:p>13089662.1974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948" calcext:value-type="float">
            <text:p>0.000948</text:p>
          </table:table-cell>
          <table:table-cell office:value-type="float" office:value="6138062.412582" calcext:value-type="float">
            <text:p>6138062.4125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761" calcext:value-type="float">
            <text:p>0.001761</text:p>
          </table:table-cell>
          <table:table-cell office:value-type="float" office:value="10460462.340608" calcext:value-type="float">
            <text:p>10460462.3406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94" calcext:value-type="float">
            <text:p>0.001094</text:p>
          </table:table-cell>
          <table:table-cell office:value-type="float" office:value="12775795.502474" calcext:value-type="float">
            <text:p>12775795.5024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297" calcext:value-type="float">
            <text:p>0.003297</text:p>
          </table:table-cell>
          <table:table-cell office:value-type="float" office:value="18658528.908816" calcext:value-type="float">
            <text:p>18658528.9088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67" calcext:value-type="float">
            <text:p>0.001167</text:p>
          </table:table-cell>
          <table:table-cell office:value-type="float" office:value="8522095.756423" calcext:value-type="float">
            <text:p>8522095.7564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83" calcext:value-type="float">
            <text:p>0.00083</text:p>
          </table:table-cell>
          <table:table-cell office:value-type="float" office:value="12868595.576702" calcext:value-type="float">
            <text:p>12868595.5767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657" calcext:value-type="float">
            <text:p>0.001657</text:p>
          </table:table-cell>
          <table:table-cell office:value-type="float" office:value="15642195.621334" calcext:value-type="float">
            <text:p>15642195.6213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652" calcext:value-type="float">
            <text:p>0.001652</text:p>
          </table:table-cell>
          <table:table-cell office:value-type="float" office:value="15638728.695405" calcext:value-type="float">
            <text:p>15638728.6954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3587" calcext:value-type="float">
            <text:p>0.003587</text:p>
          </table:table-cell>
          <table:table-cell office:value-type="float" office:value="13862718.89662" calcext:value-type="float">
            <text:p>13862718.896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82" calcext:value-type="float">
            <text:p>0.001182</text:p>
          </table:table-cell>
          <table:table-cell office:value-type="float" office:value="7459995.815723" calcext:value-type="float">
            <text:p>7459995.8157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414" calcext:value-type="float">
            <text:p>0.000414</text:p>
          </table:table-cell>
          <table:table-cell office:value-type="float" office:value="13320195.798085" calcext:value-type="float">
            <text:p>13320195.7980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2434" calcext:value-type="float">
            <text:p>0.002434</text:p>
          </table:table-cell>
          <table:table-cell office:value-type="float" office:value="9261738.705808" calcext:value-type="float">
            <text:p>9261738.7058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46942" calcext:value-type="float">
            <text:p>0.146942</text:p>
          </table:table-cell>
          <table:table-cell office:value-type="float" office:value="26615495.870902" calcext:value-type="float">
            <text:p>26615495.87090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147205" calcext:value-type="float">
            <text:p>0.147205</text:p>
          </table:table-cell>
          <table:table-cell office:value-type="float" office:value="26623767.428562" calcext:value-type="float">
            <text:p>26623767.42856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035" calcext:value-type="float">
            <text:p>0.001035</text:p>
          </table:table-cell>
          <table:table-cell office:value-type="float" office:value="11550062.634242" calcext:value-type="float">
            <text:p>11550062.6342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104" calcext:value-type="float">
            <text:p>0.001104</text:p>
          </table:table-cell>
          <table:table-cell office:value-type="float" office:value="18592496.055104" calcext:value-type="float">
            <text:p>18592496.055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66" calcext:value-type="float">
            <text:p>0.00166</text:p>
          </table:table-cell>
          <table:table-cell office:value-type="float" office:value="8498729.227641" calcext:value-type="float">
            <text:p>8498729.2276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377" calcext:value-type="float">
            <text:p>0.001377</text:p>
          </table:table-cell>
          <table:table-cell office:value-type="float" office:value="15537075.937919" calcext:value-type="float">
            <text:p>15537075.9379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382" calcext:value-type="float">
            <text:p>0.001382</text:p>
          </table:table-cell>
          <table:table-cell office:value-type="float" office:value="13179716.05305" calcext:value-type="float">
            <text:p>13179716.0530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222" calcext:value-type="float">
            <text:p>0.001222</text:p>
          </table:table-cell>
          <table:table-cell office:value-type="float" office:value="8035929.403636" calcext:value-type="float">
            <text:p>8035929.403636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0834" calcext:value-type="float">
            <text:p>0.000834</text:p>
          </table:table-cell>
          <table:table-cell office:value-type="float" office:value="17817129.296956" calcext:value-type="float">
            <text:p>17817129.2969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01942" calcext:value-type="float">
            <text:p>0.001942</text:p>
          </table:table-cell>
          <table:table-cell office:value-type="float" office:value="13194253.072399" calcext:value-type="float">
            <text:p>13194253.0723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09:03:27.5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6T18:17:09.447000000</meta:creation-date>
    <meta:generator>LibreOffice/7.1.2.2$Windows_X86_64 LibreOffice_project/8a45595d069ef5570103caea1b71cc9d82b2aae4</meta:generator>
    <dc:date>2021-09-14T12:52:46.344000000</dc:date>
    <meta:editing-duration>PT3H12M46S</meta:editing-duration>
    <meta:editing-cycles>14</meta:editing-cycles>
    <meta:document-statistic meta:table-count="1" meta:cell-count="1094" meta:object-count="0"/>
  </office:meta>
</office:document-meta>
</file>